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2ea8" officeooo:paragraph-rsid="00102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e es el primer documento que subo al repositorio de pruebas de github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style:rfc-language-tag="es-ES-u-co-trad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ES-u-co-trad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1:49:52.022000000</meta:creation-date>
    <meta:generator>LibreOffice/7.4.0.3$Windows_X86_64 LibreOffice_project/f85e47c08ddd19c015c0114a68350214f7066f5a</meta:generator>
    <dc:date>2024-09-27T11:51:13.465000000</dc:date>
    <meta:editing-duration>PT1M21S</meta:editing-duration>
    <meta:editing-cycles>1</meta:editing-cycles>
    <meta:document-statistic meta:table-count="0" meta:image-count="0" meta:object-count="0" meta:page-count="1" meta:paragraph-count="1" meta:word-count="13" meta:character-count="72" meta:non-whitespace-character-count="60"/>
  </office:meta>
</office:document-meta>
</file>